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3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melister alpha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string" calcext:value-type="string">
            <text:p>2t 4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1:11:54.554964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59:58.902413335</meta:creation-date>
    <dc:date>2018-10-29T01:14:05.074086997</dc:date>
    <meta:editing-duration>PT6M9S</meta:editing-duration>
    <meta:editing-cycles>3</meta:editing-cycles>
    <meta:generator>LibreOffice/6.1.0.3$Linux_X86_64 LibreOffice_project/10$Build-3</meta:generator>
    <meta:document-statistic meta:table-count="1" meta:cell-count="47" meta:object-count="0"/>
  </office:meta>
</office:document-meta>
</file>